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463cm" table:align="left"/>
    </style:style>
    <style:style style:name="Tableau1.A" style:family="table-column">
      <style:table-column-properties style:column-width="1.799cm"/>
    </style:style>
    <style:style style:name="Tableau1.B" style:family="table-column">
      <style:table-column-properties style:column-width="1.007cm"/>
    </style:style>
    <style:style style:name="Tableau1.C" style:family="table-column">
      <style:table-column-properties style:column-width="0.848cm"/>
    </style:style>
    <style:style style:name="Tableau1.D" style:family="table-column">
      <style:table-column-properties style:column-width="0.901cm"/>
    </style:style>
    <style:style style:name="Tableau1.E" style:family="table-column">
      <style:table-column-properties style:column-width="0.891cm"/>
    </style:style>
    <style:style style:name="Tableau1.F" style:family="table-column">
      <style:table-column-properties style:column-width="0.877cm"/>
    </style:style>
    <style:style style:name="Tableau1.H" style:family="table-column">
      <style:table-column-properties style:column-width="0.68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V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W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003cm" table:align="margins"/>
    </style:style>
    <style:style style:name="Tableau2.A" style:family="table-column">
      <style:table-column-properties style:column-width="10.001cm" style:rel-column-width="32767*"/>
    </style:style>
    <style:style style:name="Tableau2.B" style:family="table-column">
      <style:table-column-properties style:column-width="10.001cm" style:rel-column-width="3276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.5pt" officeooo:rsid="001578e1" officeooo:paragraph-rsid="001578e1" style:font-size-asian="10.5pt" style:font-size-complex="10.5pt"/>
    </style:style>
    <style:style style:name="P2" style:family="paragraph" style:parent-style-name="Standard">
      <style:paragraph-properties fo:text-align="justify" style:justify-single-word="false"/>
      <style:text-properties fo:font-size="10.5pt" officeooo:rsid="001578e1" officeooo:paragraph-rsid="001578e1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fo:font-size="10.5pt" officeooo:rsid="001578e1" officeooo:paragraph-rsid="00175a42" style:font-size-asian="10.5pt" style:font-size-complex="10.5pt"/>
    </style:style>
    <style:style style:name="P4" style:family="paragraph" style:parent-style-name="Standard">
      <style:text-properties fo:font-size="10.5pt" officeooo:rsid="001578e1" officeooo:paragraph-rsid="0017783f" style:font-size-asian="10.5pt" style:font-size-complex="10.5pt"/>
    </style:style>
    <style:style style:name="P5" style:family="paragraph" style:parent-style-name="Standard">
      <style:text-properties fo:font-size="10.5pt" style:text-underline-style="solid" style:text-underline-width="auto" style:text-underline-color="font-color" fo:font-weight="bold" officeooo:rsid="001578e1" officeooo:paragraph-rsid="001578e1" style:font-size-asian="10.5pt" style:font-weight-asian="bold" style:font-size-complex="10.5pt" style:font-weight-complex="bold"/>
    </style:style>
    <style:style style:name="P6" style:family="paragraph" style:parent-style-name="Standard">
      <style:text-properties fo:font-size="10.5pt" style:text-underline-style="solid" style:text-underline-width="auto" style:text-underline-color="font-color" fo:font-weight="bold" officeooo:rsid="001578e1" officeooo:paragraph-rsid="0017783f" style:font-size-asian="10.5pt" style:font-weight-asian="bold" style:font-size-complex="10.5pt" style:font-weight-complex="bold"/>
    </style:style>
    <style:style style:name="P7" style:family="paragraph" style:parent-style-name="Standard">
      <style:text-properties fo:font-size="10.5pt" fo:font-style="italic" fo:font-weight="bold" officeooo:rsid="001578e1" officeooo:paragraph-rsid="001578e1" style:font-size-asian="10.5pt" style:font-style-asian="italic" style:font-weight-asian="bold" style:font-size-complex="10.5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1578e1" officeooo:paragraph-rsid="001578e1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0pt" officeooo:rsid="001578e1" officeooo:paragraph-rsid="001578e1" style:font-size-asian="10pt" style:font-size-complex="10pt"/>
    </style:style>
    <style:style style:name="P10" style:family="paragraph" style:parent-style-name="Table_20_Contents">
      <style:text-properties fo:font-size="10.5pt" style:font-size-asian="10.5pt" style:font-size-complex="10.5pt"/>
    </style:style>
    <style:style style:name="P11" style:family="paragraph" style:parent-style-name="Table_20_Contents">
      <style:text-properties fo:font-size="10.5pt" officeooo:rsid="0017783f" officeooo:paragraph-rsid="0017783f" style:font-size-asian="10.5pt" style:font-size-complex="10.5pt"/>
    </style:style>
    <style:style style:name="P12" style:family="paragraph" style:parent-style-name="Table_20_Contents">
      <style:text-properties fo:font-size="10.5pt" officeooo:rsid="0017783f" officeooo:paragraph-rsid="00193fb4" style:font-size-asian="10.5pt" style:font-size-complex="10.5pt"/>
    </style:style>
    <style:style style:name="P13" style:family="paragraph" style:parent-style-name="Table_20_Contents">
      <style:text-properties fo:font-size="10.5pt" officeooo:paragraph-rsid="0017783f" style:font-size-asian="10.5pt" style:font-size-complex="10.5pt"/>
    </style:style>
    <style:style style:name="P14" style:family="paragraph" style:parent-style-name="Table_20_Contents">
      <style:text-properties fo:font-size="10.5pt" officeooo:rsid="0018ab47" officeooo:paragraph-rsid="0018ab47" style:font-size-asian="10.5pt" style:font-size-complex="10.5pt"/>
    </style:style>
    <style:style style:name="P15" style:family="paragraph" style:parent-style-name="Table_20_Contents">
      <style:text-properties fo:font-size="10.5pt" officeooo:rsid="00191432" officeooo:paragraph-rsid="00191432" style:font-size-asian="10.5pt" style:font-size-complex="10.5pt"/>
    </style:style>
    <style:style style:name="P16" style:family="paragraph" style:parent-style-name="Table_20_Contents">
      <style:text-properties fo:font-size="10.5pt" officeooo:rsid="00193fb4" officeooo:paragraph-rsid="00193fb4" style:font-size-asian="10.5pt" style:font-size-complex="10.5pt"/>
    </style:style>
    <style:style style:name="P17" style:family="paragraph" style:parent-style-name="Table_20_Contents">
      <style:text-properties fo:font-size="12pt" fo:font-weight="bold" officeooo:rsid="0017783f" officeooo:paragraph-rsid="0017783f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fo:font-size="10.5pt" officeooo:rsid="0018ab47" officeooo:paragraph-rsid="00193fb4" style:font-size-asian="10.5pt" style:font-size-complex="10.5pt"/>
    </style:style>
    <style:style style:name="P19" style:family="paragraph" style:parent-style-name="Standard" style:list-style-name="L1">
      <style:text-properties fo:font-size="10.5pt" officeooo:rsid="00175a42" officeooo:paragraph-rsid="00175a42" style:font-size-asian="10.5pt" style:font-size-complex="10.5pt"/>
    </style:style>
    <style:style style:name="P20" style:family="paragraph" style:parent-style-name="Standard" style:list-style-name="L2">
      <style:text-properties fo:font-size="10.5pt" officeooo:rsid="00175a42" officeooo:paragraph-rsid="00175a42" style:font-size-asian="10.5pt" style:font-size-complex="10.5pt"/>
    </style:style>
    <style:style style:name="P21" style:family="paragraph" style:parent-style-name="Standard" style:list-style-name="L1">
      <style:text-properties fo:font-size="10.5pt" officeooo:rsid="001578e1" officeooo:paragraph-rsid="00175a42" style:font-size-asian="10.5pt" style:font-size-complex="10.5pt"/>
    </style:style>
    <style:style style:name="P22" style:family="paragraph" style:parent-style-name="Standard">
      <style:text-properties fo:font-size="10.5pt" style:text-underline-style="solid" style:text-underline-width="auto" style:text-underline-color="font-color" fo:font-weight="bold" officeooo:rsid="001578e1" officeooo:paragraph-rsid="001578e1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paragraph-rsid="001aa451"/>
    </style:style>
    <style:style style:name="T1" style:family="text">
      <style:text-properties officeooo:rsid="00175a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/>
    </style:style>
    <style:style style:name="T6" style:family="text">
      <style:text-properties officeooo:rsid="0018ab47"/>
    </style:style>
    <style:style style:name="T7" style:family="text">
      <style:text-properties officeooo:rsid="00193fb4"/>
    </style:style>
    <style:style style:name="T8" style:family="text">
      <style:text-properties fo:font-size="10.5pt" officeooo:rsid="001578e1" style:font-size-asian="10.5pt" style:font-size-complex="10.5pt"/>
    </style:style>
    <style:style style:name="T9" style:family="text">
      <style:text-properties fo:font-size="10.5pt" officeooo:rsid="0018ab47" style:font-size-asian="10.5pt" style:font-size-complex="10.5pt"/>
    </style:style>
    <style:style style:name="T10" style:family="text">
      <style:text-properties fo:font-size="10.5pt" fo:font-style="italic" fo:font-weight="bold" officeooo:rsid="0018ab47" style:font-size-asian="10.5pt" style:font-size-complex="10.5pt"/>
    </style:style>
    <style:style style:name="T11" style:family="text">
      <style:text-properties fo:font-size="10.5pt" fo:font-style="italic" officeooo:rsid="0018ab47" style:font-size-asian="10.5pt" style:font-size-complex="10.5pt"/>
    </style:style>
    <style:style style:name="T12" style:family="text">
      <style:text-properties officeooo:rsid="001aa451"/>
    </style:style>
    <style:style style:name="T13" style:family="text">
      <style:text-properties style:text-underline-style="solid" style:text-underline-width="auto" style:text-underline-color="font-color" officeooo:rsid="00175a42"/>
    </style:style>
    <style:style style:name="T14" style:family="text">
      <style:text-properties style:text-underline-style="none" officeooo:rsid="00175a4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ociation AMAP Les GUMES – mis à jour le <text:span text:style-name="T7">11</text:span>/0<text:span text:style-name="T7">9</text:span>/2016</text:p>
      <text:p text:style-name="P1"/>
      <text:p text:style-name="P8">Contrat Pâtes 2016</text:p>
      <text:p text:style-name="P5">Contenu du contrat :</text:p>
      <text:p text:style-name="P23"><text:span text:style-name="T8">Le présent contrat règle les modalités de vente mensuelle de pâtes BIO entre la productrice Magali Delaunay, paysanne pastière à Varades(44), et </text:span><text:span text:style-name="T9">le </text:span><text:span text:style-name="T8">membre de l'AMAP LesGUMES de Saint Sébastien sur Loire, </text:span><text:span text:style-name="T9">signataire du contrat </text:span><text:span text:style-name="T10">(Cotisation de 5 € à l’Amap « les GUMES » à jour)</text:span><text:span text:style-name="T11">. </text:span><text:span text:style-name="T9">.</text:span></text:p>
      <text:p text:style-name="P2"><text:span text:style-name="T2">Trois produits sont proposés</text:span> : <text:span text:style-name="T4">pâtes au blé semi-complet</text:span>, <text:span text:style-name="T4">pâtes au méteil, pâtes à l'épeautre,</text:span> <text:span text:style-name="T1">conditionnées par 500g ou 1Kg. Le contrat débute en</text:span><text:span text:style-name="T14"> octobre 2016 et se termine en août 2017 (</text:span><text:span text:style-name="T1">11 livraisons), il est possible de s'inscrire à tout moment, l'engagement se fera alors pour les livraisons restantes. Le contrat prend effet à la signature du contrat et se termine avec la dernière livraison en Août 2017.</text:span></text:p>
      <text:p text:style-name="P3">Par ce contrat, l'adhérent devient propriétaire des produits qui lui seront livrés.</text:p>
      <text:p text:style-name="P5">Les distributions :</text:p>
      <text:p text:style-name="P1">Les distributions <text:span text:style-name="T7">seront communiquées une fois planifiées, elles auront lieu </text:span>à la <text:span text:style-name="T12">maison des associations (anciennement </text:span><text:s/>René Couillaud<text:span text:style-name="T12">)</text:span> de St Sébastien de 18h30 à 20h00 conformément au planning de livraisons édité sur le site de l’AMAP.</text:p>
      <text:p text:style-name="P5">Engagements réciproques :</text:p>
      <text:p text:style-name="P7">L<text:span text:style-name="T1">a</text:span> product<text:span text:style-name="T1">rice </text:span>s’engage :</text:p>
      <text:list xml:id="list1398178504826525424" text:style-name="L1">
        <text:list-item>
          <text:p text:style-name="P19">A fournir chaque mois, aux dates et lieu mentionnés dans ce contrat, des pâtes, élaborées sur l'exploitation, suivant les quantités et compositions décrites dans le contrat.</text:p>
        </text:list-item>
        <text:list-item>
          <text:p text:style-name="P21">A cultiver dans le respect de la Charte des AMAP : qualité sanitaire des produits, respect de la biodiversité et de l’environnement et selon les principes de l’agriculture biologique.</text:p>
        </text:list-item>
      </text:list>
      <text:p text:style-name="P1">L<text:span text:style-name="T1">a</text:span> product<text:span text:style-name="T1">rice </text:span>se laisse la possibilité de réaliser <text:span text:style-name="T1">ses pâtes à partir de céréales </text:span>d'autres producteurs labellisés BIO et locaux. <text:span text:style-name="T1">Elle</text:span> s’engage alors à prévenir les Amapiens de la provenance des échanges.</text:p>
      <text:p text:style-name="P7">Je (l'adhérent) m'engage :</text:p>
      <text:list xml:id="list3724006597308921682" text:style-name="L2">
        <text:list-item>
          <text:p text:style-name="P20">A soutenir, pour la durée du contrat, l’exploitation dans sa démarche de production de produits issus de l’agriculture biologique.</text:p>
        </text:list-item>
        <text:list-item>
          <text:p text:style-name="P20">A venir prendre mes produits ou à les faire récupérer par une personne de mon choix. La récolte étant achetée à l'avance, les produits non retirés ne pourront pas être remboursés. Ils seront partagés entre les amapiens assurant la permanence, à la fin de la distribution sans remplacement ni remboursement.</text:p>
        </text:list-item>
        <text:list-item>
          <text:p text:style-name="P20">A respecter la Charte des AMAP et de par mon statut de membre, au règlement intérieur de l’AMAP LesGUMES (documents consultables sur le site de l'AMAP).</text:p>
        </text:list-item>
      </text:list>
      <text:p text:style-name="P1">Le consommateur, faisant acte d’engagement solidaire avec l<text:span text:style-name="T1">a</text:span> productr<text:span text:style-name="T1">ice</text:span> par avance de trésorerie, partage les risques liés aux intempéries ou autres fléaux agricoles, accepte de régler l’ensemble de la <text:span text:style-name="T1">production du contrat</text:span> par chèque à l’ordre de <text:span text:style-name="T1">la productrice</text:span>, datés du jour de l’engagement et remis à cel<text:span text:style-name="T1">le</text:span>-ci le jour de la première distribution au plus tard.</text:p>
      <text:p text:style-name="P1"/>
      <text:p text:style-name="P6">Modalités de paiement :</text:p>
      <text:p text:style-name="P4"><text:span text:style-name="T6">1 c</text:span>hèque <text:span text:style-name="T6">par mois </text:span>à l'ordre« <text:span text:style-name="T1">Magali Delaunay</text:span> » datés du jour de la signature du contrat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 table:number-columns-repeated="2"/>
        <table:table-column table:style-name="Tableau1.H"/>
        <table:table-column table:style-name="Tableau1.C"/>
        <table:table-column table:style-name="Tableau1.H"/>
        <table:table-column table:style-name="Tableau1.C"/>
        <table:table-column table:style-name="Tableau1.H"/>
        <table:table-column table:style-name="Tableau1.C"/>
        <table:table-column table:style-name="Tableau1.H"/>
        <table:table-column table:style-name="Tableau1.C"/>
        <table:table-column table:style-name="Tableau1.H"/>
        <table:table-column table:style-name="Tableau1.C"/>
        <table:table-column table:style-name="Tableau1.H"/>
        <table:table-column table:style-name="Tableau1.C"/>
        <table:table-column table:style-name="Tableau1.H"/>
        <table:table-column table:style-name="Tableau1.C"/>
        <table:table-column table:style-name="Tableau1.H"/>
        <table:table-column table:style-name="Tableau1.C"/>
        <table:table-row>
          <table:table-cell table:style-name="Tableau1.A1" office:value-type="string">
            <text:p text:style-name="P10"/>
          </table:table-cell>
          <table:table-cell table:style-name="Tableau1.A1" table:number-columns-spanned="2" office:value-type="string">
            <text:p text:style-name="P16">Octobre</text:p>
          </table:table-cell>
          <table:covered-table-cell/>
          <table:table-cell table:style-name="Tableau1.A1" table:number-columns-spanned="2" office:value-type="string">
            <text:p text:style-name="P16">Novembre</text:p>
          </table:table-cell>
          <table:covered-table-cell/>
          <table:table-cell table:style-name="Tableau1.A1" table:number-columns-spanned="2" office:value-type="string">
            <text:p text:style-name="P16">Décembre</text:p>
          </table:table-cell>
          <table:covered-table-cell/>
          <table:table-cell table:style-name="Tableau1.A1" table:number-columns-spanned="2" office:value-type="string">
            <text:p text:style-name="P16">Janvier</text:p>
          </table:table-cell>
          <table:covered-table-cell/>
          <table:table-cell table:style-name="Tableau1.A1" table:number-columns-spanned="2" office:value-type="string">
            <text:p text:style-name="P16">Février</text:p>
          </table:table-cell>
          <table:covered-table-cell/>
          <table:table-cell table:style-name="Tableau1.A1" table:number-columns-spanned="2" office:value-type="string">
            <text:p text:style-name="P16">Mars</text:p>
          </table:table-cell>
          <table:covered-table-cell/>
          <table:table-cell table:style-name="Tableau1.A1" table:number-columns-spanned="2" office:value-type="string">
            <text:p text:style-name="P16">Avril</text:p>
          </table:table-cell>
          <table:covered-table-cell/>
          <table:table-cell table:style-name="Tableau1.A1" table:number-columns-spanned="2" office:value-type="string">
            <text:p text:style-name="P16">Mai</text:p>
          </table:table-cell>
          <table:covered-table-cell/>
          <table:table-cell table:style-name="Tableau1.A1" table:number-columns-spanned="2" office:value-type="string">
            <text:p text:style-name="P16">Juin</text:p>
          </table:table-cell>
          <table:covered-table-cell/>
          <table:table-cell table:style-name="Tableau1.A1" table:number-columns-spanned="2" office:value-type="string">
            <text:p text:style-name="P16">Juillet</text:p>
          </table:table-cell>
          <table:covered-table-cell/>
          <table:table-cell table:style-name="Tableau1.V1" table:number-columns-spanned="2" office:value-type="string">
            <text:p text:style-name="P16">Août</text:p>
          </table:table-cell>
          <table:covered-table-cell/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6">Nb</text:p>
          </table:table-cell>
          <table:table-cell table:style-name="Tableau1.A2" office:value-type="string">
            <text:p text:style-name="P11">Prix</text:p>
          </table:table-cell>
          <table:table-cell table:style-name="Tableau1.A2" office:value-type="string">
            <text:p text:style-name="P16">Nb</text:p>
          </table:table-cell>
          <table:table-cell table:style-name="Tableau1.A2" office:value-type="string">
            <text:p text:style-name="P11">Prix</text:p>
          </table:table-cell>
          <table:table-cell table:style-name="Tableau1.A2" office:value-type="string">
            <text:p text:style-name="P16">Nb</text:p>
          </table:table-cell>
          <table:table-cell table:style-name="Tableau1.A2" office:value-type="string">
            <text:p text:style-name="P11">Prix</text:p>
          </table:table-cell>
          <table:table-cell table:style-name="Tableau1.A2" office:value-type="string">
            <text:p text:style-name="P16">Nb</text:p>
          </table:table-cell>
          <table:table-cell table:style-name="Tableau1.A2" office:value-type="string">
            <text:p text:style-name="P11">Prix</text:p>
          </table:table-cell>
          <table:table-cell table:style-name="Tableau1.A2" office:value-type="string">
            <text:p text:style-name="P16">Nb</text:p>
          </table:table-cell>
          <table:table-cell table:style-name="Tableau1.A2" office:value-type="string">
            <text:p text:style-name="P11">Prix</text:p>
          </table:table-cell>
          <table:table-cell table:style-name="Tableau1.A2" office:value-type="string">
            <text:p text:style-name="P16">Nb</text:p>
          </table:table-cell>
          <table:table-cell table:style-name="Tableau1.A2" office:value-type="string">
            <text:p text:style-name="P16">Prix</text:p>
          </table:table-cell>
          <table:table-cell table:style-name="Tableau1.A2" office:value-type="string">
            <text:p text:style-name="P16">Nb</text:p>
          </table:table-cell>
          <table:table-cell table:style-name="Tableau1.A2" office:value-type="string">
            <text:p text:style-name="P16">Prix</text:p>
          </table:table-cell>
          <table:table-cell table:style-name="Tableau1.A2" office:value-type="string">
            <text:p text:style-name="P16">Nb</text:p>
          </table:table-cell>
          <table:table-cell table:style-name="Tableau1.A2" office:value-type="string">
            <text:p text:style-name="P16">Prix</text:p>
          </table:table-cell>
          <table:table-cell table:style-name="Tableau1.A2" office:value-type="string">
            <text:p text:style-name="P16">Nb</text:p>
          </table:table-cell>
          <table:table-cell table:style-name="Tableau1.A2" office:value-type="string">
            <text:p text:style-name="P16">Prix</text:p>
          </table:table-cell>
          <table:table-cell table:style-name="Tableau1.A2" office:value-type="string">
            <text:p text:style-name="P16">Nb</text:p>
          </table:table-cell>
          <table:table-cell table:style-name="Tableau1.A2" office:value-type="string">
            <text:p text:style-name="P16">Prix</text:p>
          </table:table-cell>
          <table:table-cell table:style-name="Tableau1.A2" office:value-type="string">
            <text:p text:style-name="P16">Nb</text:p>
          </table:table-cell>
          <table:table-cell table:style-name="Tableau1.W2" office:value-type="string">
            <text:p text:style-name="P16">Prix</text:p>
          </table:table-cell>
        </table:table-row>
        <table:table-row>
          <table:table-cell table:style-name="Tableau1.A2" office:value-type="string">
            <text:p text:style-name="P12">Semi-complet 500g</text:p>
            <text:p text:style-name="P18">4€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A2" office:value-type="string">
            <text:p text:style-name="P14"/>
          </table:table-cell>
          <table:table-cell table:style-name="Tableau1.W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11">Méteil 500g</text:p>
            <text:p text:style-name="P14">4€50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W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1">Epeautre 500g</text:p>
            <text:p text:style-name="P14">5€50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W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7">Total</text:p>
            <text:p text:style-name="P11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3"/>
          </table:table-cell>
          <table:table-cell table:style-name="Tableau1.W2" office:value-type="string">
            <text:p text:style-name="P13"/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4">Fait à …………………..……………., en …… exemplaire(s), le ……………………………..</text:p>
          </table:table-cell>
          <table:covered-table-cell/>
        </table:table-row>
        <table:table-row>
          <table:table-cell table:style-name="Tableau2.A2" office:value-type="string">
            <text:p text:style-name="P14">L'adhérent : <text:s text:c="68"/>Signature</text:p>
            <text:p text:style-name="P14">Adresse :</text:p>
            <text:p text:style-name="P14"/>
            <text:p text:style-name="P14">Téléphone :</text:p>
            <text:p text:style-name="P14"/>
            <text:p text:style-name="P14">Courriel :</text:p>
          </table:table-cell>
          <table:table-cell table:style-name="Tableau2.B2" office:value-type="string">
            <text:p text:style-name="P14">La productrice : </text:p>
            <text:p text:style-name="P14">Magali Delaunay</text:p>
            <text:p text:style-name="P14">&lt;adresse?&gt;</text:p>
            <text:p text:style-name="P15">Téléphone : 06 12 93 50 10</text:p>
            <text:p text:style-name="P15">Courriel : magdelaunay@hotmail.f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2:23:17.005000000</meta:creation-date>
    <dc:date>2016-09-12T16:36:20.705000000</dc:date>
    <meta:editing-duration>PT42M30S</meta:editing-duration>
    <meta:editing-cycles>4</meta:editing-cycles>
    <meta:generator>LibreOffice/5.1.3.2$Windows_x86 LibreOffice_project/644e4637d1d8544fd9f56425bd6cec110e49301b</meta:generator>
    <meta:document-statistic meta:table-count="2" meta:image-count="0" meta:object-count="0" meta:page-count="1" meta:paragraph-count="70" meta:word-count="536" meta:character-count="3290" meta:non-whitespace-character-count="2758"/>
  </office:meta>
</office:document-meta>
</file>